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customer-who-visited-but-did-not-make-any-transactions/" text:style-name="Internet_20_link" text:visited-style-name="Visited_20_Internet_20_Link"><text:span text:style-name="T1">1581. Customer Who Visited but Did Not Make Any Transactions</text:span></text:a></text:p>
      <text:section text:style-name="Sect1" text:name="headlessui-popover-button-:rr:">
        <text:p text:style-name="Standard"/>
      </text:section>
      <text:p text:style-name="P4">Easy</text:p>
      <text:p text:style-name="P4">1K</text:p>
      <text:p text:style-name="P4">147</text:p>
      <text:section text:style-name="Sect1" text:name="headlessui-popover-button-:r10:">
        <text:p text:style-name="Standard"/>
      </text:section>
      <text:section text:style-name="Sect1" text:name="headlessui-popover-button-:r13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Visits</text:span></text:span></text:p>
      <text:p text:style-name="P2">+-------------+---------+</text:p>
      <text:p text:style-name="P2">| Column Name | Type <text:s text:c="3"/>|</text:p>
      <text:p text:style-name="P2">+-------------+---------+</text:p>
      <text:p text:style-name="P2">| visit_id <text:s text:c="3"/>| int <text:s text:c="4"/>|</text:p>
      <text:p text:style-name="P2">| customer_id | int <text:s text:c="4"/>|</text:p>
      <text:p text:style-name="P2">+-------------+---------+</text:p>
      <text:p text:style-name="P2">visit_id is the column with unique values for this table.</text:p>
      <text:p text:style-name="P1">This table contains information about the customers who visited the mall.</text:p>
      <text:p text:style-name="P6"> </text:p>
      <text:p text:style-name="P7"><text:span text:style-name="T1">Table: </text:span><text:span text:style-name="Source_20_Text"><text:span text:style-name="T2">Transactions</text:span></text:span></text:p>
      <text:p text:style-name="P2">+----------------+---------+</text:p>
      <text:p text:style-name="P2">| Column Name <text:s text:c="3"/>| Type <text:s text:c="3"/>|</text:p>
      <text:p text:style-name="P2">+----------------+---------+</text:p>
      <text:p text:style-name="P2">| transaction_id | int <text:s text:c="4"/>|</text:p>
      <text:p text:style-name="P2">| visit_id <text:s text:c="6"/>| int <text:s text:c="4"/>|</text:p>
      <text:p text:style-name="P2">| amount <text:s text:c="8"/>| int <text:s text:c="4"/>|</text:p>
      <text:p text:style-name="P2">+----------------+---------+</text:p>
      <text:p text:style-name="P2">transaction_id is column with unique values for this table.</text:p>
      <text:p text:style-name="P1">This table contains information about the transactions made during the visit_id.</text:p>
      <text:p text:style-name="P6"> </text:p>
      <text:p text:style-name="P6">Write a solution to find the IDs of the users who visited without making any transactions and the number of times they made these types of visits.</text:p>
      <text:p text:style-name="P7"><text:span text:style-name="T1">Return the result table sorted in </text:span><text:span text:style-name="Strong_20_Emphasis"><text:span text:style-name="T1">any order</text:span></text:span><text:span text:style-name="T1">.</text:span></text:p>
      <text:p text:style-name="P6">The 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Visits</text:p>
      <text:p text:style-name="P2"><text:soft-page-break/>+----------+-------------+</text:p>
      <text:p text:style-name="P2">| visit_id | customer_id |</text:p>
      <text:p text:style-name="P2">+----------+-------------+</text:p>
      <text:p text:style-name="P2">| 1 <text:s text:c="7"/>| 23 <text:s text:c="9"/>|</text:p>
      <text:p text:style-name="P2">| 2 <text:s text:c="7"/>| 9 <text:s text:c="10"/>|</text:p>
      <text:p text:style-name="P2">| 4 <text:s text:c="7"/>| 30 <text:s text:c="9"/>|</text:p>
      <text:p text:style-name="P2">| 5 <text:s text:c="7"/>| 54 <text:s text:c="9"/>|</text:p>
      <text:p text:style-name="P2">| 6 <text:s text:c="7"/>| 96 <text:s text:c="9"/>|</text:p>
      <text:p text:style-name="P2">| 7 <text:s text:c="7"/>| 54 <text:s text:c="9"/>|</text:p>
      <text:p text:style-name="P2">| 8 <text:s text:c="7"/>| 54 <text:s text:c="9"/>|</text:p>
      <text:p text:style-name="P2">+----------+-------------+</text:p>
      <text:p text:style-name="P2">Transactions</text:p>
      <text:p text:style-name="P2">+----------------+----------+--------+</text:p>
      <text:p text:style-name="P2">| transaction_id | visit_id | amount |</text:p>
      <text:p text:style-name="P2">+----------------+----------+--------+</text:p>
      <text:p text:style-name="P2">| 2 <text:s text:c="13"/>| 5 <text:s text:c="7"/>| 310 <text:s text:c="3"/>|</text:p>
      <text:p text:style-name="P2">| 3 <text:s text:c="13"/>| 5 <text:s text:c="7"/>| 300 <text:s text:c="3"/>|</text:p>
      <text:p text:style-name="P2">| 9 <text:s text:c="13"/>| 5 <text:s text:c="7"/>| 200 <text:s text:c="3"/>|</text:p>
      <text:p text:style-name="P2">| 12 <text:s text:c="12"/>| 1 <text:s text:c="7"/>| 910 <text:s text:c="3"/>|</text:p>
      <text:p text:style-name="P2">| 13 <text:s text:c="12"/>| 2 <text:s text:c="7"/>| 970 <text:s text:c="3"/>|</text:p>
      <text:p text:style-name="P2">+----------------+----------+--------+</text:p>
      <text:p text:style-name="P3"><text:span text:style-name="Strong_20_Emphasis"><text:span text:style-name="T1">Output:</text:span></text:span><text:span text:style-name="T1"> </text:span></text:p>
      <text:p text:style-name="P2">+-------------+----------------+</text:p>
      <text:p text:style-name="P2">| customer_id | count_no_trans |</text:p>
      <text:p text:style-name="P2">+-------------+----------------+</text:p>
      <text:p text:style-name="P2">| 54 <text:s text:c="9"/>| 2 <text:s text:c="13"/>|</text:p>
      <text:p text:style-name="P2">| 30 <text:s text:c="9"/>| 1 <text:s text:c="13"/>|</text:p>
      <text:p text:style-name="P2">| 96 <text:s text:c="9"/>| 1 <text:s text:c="13"/>|</text:p>
      <text:p text:style-name="P2">+-------------+----------------+</text:p>
      <text:p text:style-name="P3"><text:span text:style-name="Strong_20_Emphasis"><text:span text:style-name="T1">Explanation:</text:span></text:span><text:span text:style-name="T1"> </text:span></text:p>
      <text:p text:style-name="P2">Customer with id = 23 visited the mall once and made one transaction during the visit with id = 12.</text:p>
      <text:p text:style-name="P2">Customer with id = 9 visited the mall once and made one transaction during the visit with id = 13.</text:p>
      <text:p text:style-name="P2">Customer with id = 30 visited the mall once and did not make any transactions.</text:p>
      <text:p text:style-name="P2">Customer with id = 54 visited the mall three times. During 2 visits they did not make any transactions, and during one visit they made 3 transactions.</text:p>
      <text:p text:style-name="P2">Customer with id = 96 visited the mall once and did not make any transactions.</text:p>
      <text:p text:style-name="P1">As we can see, users with IDs 30 and 96 visited the mall one time without making any transactions. Also, user 54 visited the mall twice and did not make any transaction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3T09:10:14.036000000</dc:date>
    <meta:editing-duration>PT11S</meta:editing-duration>
    <meta:editing-cycles>1</meta:editing-cycles>
    <meta:document-statistic meta:table-count="0" meta:image-count="0" meta:object-count="0" meta:page-count="2" meta:paragraph-count="71" meta:word-count="429" meta:character-count="2568" meta:non-whitespace-character-count="1896"/>
    <meta:generator>LibreOffice/7.2.2.2$Windows_X86_64 LibreOffice_project/02b2acce88a210515b4a5bb2e46cbfb63fe97d56</meta:generator>
  </office:meta>
</office:document-meta>
</file>